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0.6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oonbaseassault" table:style-name="ta1">
        <table:table-column table:style-name="co1" table:number-columns-repeated="2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32">
            <text:p>32</text:p>
          </table:table-cell>
          <table:table-cell table:number-columns-repeated="31"/>
        </table:table-row>
        <table:table-row table:style-name="ro1">
          <table:table-cell table:number-columns-repeated="32"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-3">
            <text:p>-3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8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8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0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2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1/12/2018</text:date>, <text:time>17:2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1T17:29:41.21</dc:date>
    <meta:editing-duration>PT20H7M15S</meta:editing-duration>
    <meta:editing-cycles>18</meta:editing-cycles>
    <meta:generator>OpenOffice/4.1.5$Win32 OpenOffice.org_project/415m1$Build-9789</meta:generator>
    <meta:document-statistic meta:table-count="1" meta:cell-count="1025" meta:object-count="0"/>
  </office:meta>
</office:document-meta>
</file>